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0A0B8E4D.jpg" manifest:media-type="image/jpeg"/>
  <manifest:file-entry manifest:full-path="Pictures/10000000000005BD0000000A8F71678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Segoe UI Symbol" svg:font-family="'Segoe UI Symbol'" style:font-family-generic="roman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fo:margin-left="0.0098in" fo:margin-top="0in" fo:margin-bottom="0in" style:contextual-spacing="false" fo:line-height="107%" fo:text-align="start" style:justify-single-word="false" fo:text-indent="0in" style:auto-text-indent="false" style:page-number="auto" fo:break-before="page">
        <style:tab-stops/>
      </style:paragraph-properties>
    </style:style>
    <style:style style:name="P2" style:family="paragraph" style:parent-style-name="Normal">
      <style:paragraph-properties fo:margin-left="0.0098in" fo:margin-top="0in" fo:margin-bottom="0.0665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3" style:family="paragraph" style:parent-style-name="Normal">
      <style:paragraph-properties fo:margin-left="0.0063in" fo:margin-top="0in" fo:margin-bottom="0.1354in" style:contextual-spacing="false" fo:line-height="110%" fo:text-align="start" style:justify-single-word="false">
        <style:tab-stops/>
      </style:paragraph-properties>
    </style:style>
    <style:style style:name="P4" style:family="paragraph" style:parent-style-name="Normal">
      <style:paragraph-properties fo:margin-left="0in" fo:margin-right="1.9937in" fo:margin-top="0in" fo:margin-bottom="0.1189in" style:contextual-spacing="false" fo:line-height="131%" fo:text-align="start" style:justify-single-word="false" fo:text-indent="0in" style:auto-text-indent="false">
        <style:tab-stops/>
      </style:paragraph-properties>
    </style:style>
    <style:style style:name="P5" style:family="paragraph" style:parent-style-name="Heading_20_1">
      <style:paragraph-properties fo:margin-left="-0.0035in">
        <style:tab-stops/>
      </style:paragraph-properties>
    </style:style>
    <style:style style:name="P6" style:family="paragraph" style:parent-style-name="Normal">
      <style:paragraph-properties fo:margin-left="-0.0055in" fo:margin-top="0in" fo:margin-bottom="0.0398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7" style:family="paragraph">
      <loext:graphic-properties draw:fill="none"/>
    </style:style>
    <style:style style:name="P8" style:family="paragraph" style:parent-style-name="Normal">
      <style:paragraph-properties fo:margin-left="0.0098in" fo:margin-top="0in" fo:margin-bottom="0.1661in" style:contextual-spacing="false" fo:line-height="103%" fo:text-align="start" style:justify-single-word="false" fo:text-indent="0in" style:auto-text-indent="false">
        <style:tab-stops/>
      </style:paragraph-properties>
    </style:style>
    <style:style style:name="P9" style:family="paragraph" style:parent-style-name="Normal" style:list-style-name="L1">
      <style:paragraph-properties fo:margin-top="0in" fo:margin-bottom="0in" style:contextual-spacing="false" fo:text-indent="-0.25in" style:auto-text-indent="false"/>
    </style:style>
    <style:style style:name="P10" style:family="paragraph" style:parent-style-name="Normal" style:list-style-name="L1">
      <style:paragraph-properties fo:margin-top="0in" fo:margin-bottom="0.0102in" style:contextual-spacing="false" fo:text-indent="-0.25in" style:auto-text-indent="false"/>
    </style:style>
    <style:style style:name="P11" style:family="paragraph" style:parent-style-name="Normal">
      <style:paragraph-properties fo:margin-left="0.728in" fo:margin-top="0in" fo:margin-bottom="0.161in" style:contextual-spacing="false">
        <style:tab-stops/>
      </style:paragraph-properties>
    </style:style>
    <style:style style:name="P12" style:family="paragraph" style:parent-style-name="Normal" style:list-style-name="L1">
      <style:paragraph-properties fo:margin-top="0in" fo:margin-bottom="0.0008in" style:contextual-spacing="false" fo:text-indent="-0.25in" style:auto-text-indent="false"/>
    </style:style>
    <style:style style:name="P13" style:family="paragraph" style:parent-style-name="Normal" style:list-style-name="L1">
      <style:paragraph-properties fo:margin-top="0in" fo:margin-bottom="0.5091in" style:contextual-spacing="false" fo:text-indent="-0.25in" style:auto-text-indent="false"/>
    </style:style>
    <style:style style:name="P14" style:family="paragraph" style:parent-style-name="Normal">
      <style:paragraph-properties fo:margin-left="-0.0055in" fo:margin-top="0in" fo:margin-bottom="0.0472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15" style:family="paragraph" style:parent-style-name="Normal" style:list-style-name="L2">
      <style:paragraph-properties fo:text-indent="-0.3335in" style:auto-text-indent="false"/>
    </style:style>
    <style:style style:name="P16" style:family="paragraph" style:parent-style-name="Normal" style:list-style-name="L2">
      <style:paragraph-properties fo:margin-top="0in" fo:margin-bottom="0.0547in" style:contextual-spacing="false" fo:text-indent="-0.3335in" style:auto-text-indent="false"/>
    </style:style>
    <style:style style:name="P17" style:family="paragraph" style:parent-style-name="Normal" style:list-style-name="L2">
      <style:paragraph-properties fo:margin-top="0in" fo:margin-bottom="0.1417in" style:contextual-spacing="false" fo:text-indent="-0.3335in" style:auto-text-indent="false"/>
    </style:style>
    <style:style style:name="P18" style:family="paragraph" style:parent-style-name="Normal" style:list-style-name="L2">
      <style:paragraph-properties fo:margin-top="0in" fo:margin-bottom="0.1319in" style:contextual-spacing="false" fo:text-indent="-0.3335in" style:auto-text-indent="false"/>
    </style:style>
    <style:style style:name="P19" style:family="paragraph" style:parent-style-name="Normal">
      <style:paragraph-properties fo:margin-left="0in" fo:margin-top="0in" fo:margin-bottom="0in" style:contextual-spacing="false" fo:line-height="110%" fo:text-align="start" style:justify-single-word="false" fo:text-indent="0in" style:auto-text-indent="false">
        <style:tab-stops>
          <style:tab-stop style:position="0.6862in" style:type="center"/>
          <style:tab-stop style:position="6.6583in" style:type="right"/>
        </style:tab-stops>
      </style:paragraph-properties>
    </style:style>
    <style:style style:name="P20" style:family="paragraph" style:parent-style-name="Normal">
      <style:paragraph-properties fo:margin-left="0.1382in" fo:margin-right="-0.1555in" fo:margin-top="0in" fo:margin-bottom="0.0925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21" style:family="paragraph" style:parent-style-name="Normal">
      <style:paragraph-properties fo:margin-left="0.1736in" fo:margin-top="0in" fo:margin-bottom="0.5583in" style:contextual-spacing="false" fo:line-height="110%" fo:text-align="start" style:justify-single-word="false">
        <style:tab-stops/>
      </style:paragraph-properties>
    </style:style>
    <style:style style:name="P22" style:family="paragraph" style:parent-style-name="Normal" style:list-style-name="L2">
      <style:paragraph-properties fo:margin-top="0in" fo:margin-bottom="0in" style:contextual-spacing="false" fo:text-indent="-0.3335in" style:auto-text-indent="false"/>
    </style:style>
    <style:style style:name="P23" style:family="paragraph" style:parent-style-name="Normal" style:list-style-name="L2">
      <style:paragraph-properties fo:margin-top="0in" fo:margin-bottom="0.0008in" style:contextual-spacing="false" fo:text-indent="-0.3335in" style:auto-text-indent="false"/>
    </style:style>
    <style:style style:name="P24" style:family="paragraph" style:parent-style-name="Normal" style:list-style-name="L2">
      <style:paragraph-properties fo:margin-top="0in" fo:margin-bottom="0.3846in" style:contextual-spacing="false" fo:text-indent="-0.3335in" style:auto-text-indent="false"/>
    </style:style>
    <style:style style:name="P25" style:family="paragraph" style:parent-style-name="Normal" style:list-style-name="L2">
      <style:paragraph-properties fo:margin-top="0in" fo:margin-bottom="0.0516in" style:contextual-spacing="false" fo:text-indent="-0.3335in" style:auto-text-indent="false"/>
    </style:style>
    <style:style style:name="P26" style:family="paragraph" style:parent-style-name="Normal" style:list-style-name="L2">
      <style:paragraph-properties fo:margin-top="0in" fo:margin-bottom="0.0543in" style:contextual-spacing="false" fo:text-indent="-0.3335in" style:auto-text-indent="false"/>
    </style:style>
    <style:style style:name="P27" style:family="paragraph" style:parent-style-name="Normal" style:list-style-name="L2">
      <style:paragraph-properties fo:margin-top="0in" fo:margin-bottom="0.05in" style:contextual-spacing="false" fo:text-indent="-0.3335in" style:auto-text-indent="false"/>
    </style:style>
    <style:style style:name="P28" style:family="paragraph" style:parent-style-name="Normal" style:list-style-name="L2">
      <style:paragraph-properties fo:margin-top="0in" fo:margin-bottom="0.0555in" style:contextual-spacing="false" fo:text-indent="-0.3335in" style:auto-text-indent="false"/>
    </style:style>
    <style:style style:name="P29" style:family="paragraph" style:parent-style-name="Normal" style:list-style-name="L2">
      <style:paragraph-properties fo:margin-top="0in" fo:margin-bottom="0.0535in" style:contextual-spacing="false" fo:text-indent="-0.3335in" style:auto-text-indent="false"/>
    </style:style>
    <style:style style:name="P30" style:family="paragraph" style:parent-style-name="Normal" style:list-style-name="L2">
      <style:paragraph-properties fo:margin-top="0in" fo:margin-bottom="0.0035in" style:contextual-spacing="false" fo:text-indent="-0.3335in" style:auto-text-indent="false"/>
    </style:style>
    <style:style style:name="P31" style:family="paragraph" style:parent-style-name="Normal">
      <style:paragraph-properties fo:margin-left="0.5071in" fo:margin-top="0in" fo:margin-bottom="0.0508in" style:contextual-spacing="false">
        <style:tab-stops/>
      </style:paragraph-properties>
    </style:style>
    <style:style style:name="P32" style:family="paragraph" style:parent-style-name="Normal" style:list-style-name="L2">
      <style:paragraph-properties fo:margin-top="0in" fo:margin-bottom="0.1091in" style:contextual-spacing="false" fo:text-indent="-0.3335in" style:auto-text-indent="false"/>
    </style:style>
    <style:style style:name="P33" style:family="paragraph" style:parent-style-name="Normal">
      <style:paragraph-properties fo:margin-left="-0.0055in" fo:margin-top="0in" fo:margin-bottom="0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34" style:family="paragraph" style:parent-style-name="Normal">
      <style:paragraph-properties fo:margin-left="-0.0055in" fo:margin-top="0in" fo:margin-bottom="0.0575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35" style:family="paragraph" style:parent-style-name="Normal">
      <style:paragraph-properties fo:margin-left="0.0098in" fo:margin-right="0.5382in" fo:margin-top="0in" fo:margin-bottom="0.1874in" style:contextual-spacing="false" fo:line-height="102%" fo:text-align="start" style:justify-single-word="false" fo:text-indent="0in" style:auto-text-indent="false">
        <style:tab-stops/>
      </style:paragraph-properties>
    </style:style>
    <style:style style:name="P36" style:family="paragraph" style:parent-style-name="Normal">
      <style:paragraph-properties fo:margin-left="0in" fo:margin-top="0in" fo:margin-bottom="0.1283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37" style:family="paragraph" style:parent-style-name="Heading_20_1">
      <style:paragraph-properties fo:margin-left="-0.0035in" fo:margin-top="0in" fo:margin-bottom="0.0626in" style:contextual-spacing="false">
        <style:tab-stops/>
      </style:paragraph-properties>
    </style:style>
    <style:style style:name="P38" style:family="paragraph" style:parent-style-name="Normal" style:list-style-name="L3">
      <style:paragraph-properties fo:margin-top="0in" fo:margin-bottom="0.1953in" style:contextual-spacing="false" fo:line-height="115%" fo:text-align="start" style:justify-single-word="false" fo:text-indent="-0.2472in" style:auto-text-indent="false"/>
    </style:style>
    <style:style style:name="P39" style:family="paragraph" style:parent-style-name="Normal" style:list-style-name="L3">
      <style:paragraph-properties fo:margin-top="0in" fo:margin-bottom="0.3264in" style:contextual-spacing="false" fo:line-height="115%" fo:text-align="start" style:justify-single-word="false" fo:text-indent="-0.2472in" style:auto-text-indent="false"/>
    </style:style>
    <style:style style:name="P40" style:family="paragraph" style:parent-style-name="Heading_20_1">
      <style:paragraph-properties fo:margin-left="0.0693in" fo:margin-top="0in" fo:margin-bottom="0.0957in" style:contextual-spacing="false">
        <style:tab-stops/>
      </style:paragraph-properties>
    </style:style>
    <style:style style:name="P41" style:family="paragraph" style:parent-style-name="Normal" style:list-style-name="L4">
      <style:paragraph-properties fo:margin-right="0.1528in" fo:margin-top="0in" fo:margin-bottom="0.2984in" style:contextual-spacing="false" fo:line-height="115%" fo:text-align="start" style:justify-single-word="false" fo:text-indent="-0.3346in" style:auto-text-indent="false"/>
    </style:style>
    <style:style style:name="P42" style:family="paragraph" style:parent-style-name="Normal" style:list-style-name="L4">
      <style:paragraph-properties fo:margin-right="0.1528in" fo:margin-top="0in" fo:margin-bottom="0.9362in" style:contextual-spacing="false" fo:line-height="115%" fo:text-align="start" style:justify-single-word="false" fo:text-indent="-0.3346in" style:auto-text-indent="false"/>
    </style:style>
    <style:style style:name="P43" style:family="paragraph" style:parent-style-name="Normal">
      <style:paragraph-properties fo:margin-left="-0.0055in" fo:margin-top="0in" fo:margin-bottom="0.0555in" style:contextual-spacing="false" fo:line-height="107%" fo:text-align="start" style:justify-single-word="false" fo:text-indent="0in" style:auto-text-indent="false">
        <style:tab-stops/>
      </style:paragraph-properties>
    </style:style>
    <style:style style:name="P44" style:family="paragraph" style:parent-style-name="Normal">
      <style:paragraph-properties fo:margin-left="-0.0008in" fo:margin-top="0in" fo:margin-bottom="0in" style:contextual-spacing="false" fo:line-height="110%" fo:text-align="start" style:justify-single-word="false" fo:text-indent="0in" style:auto-text-indent="false">
        <style:tab-stops>
          <style:tab-stop style:position="6.111in" style:type="center"/>
        </style:tab-stops>
      </style:paragraph-properties>
    </style:style>
    <style:style style:name="T1" style:family="text">
      <style:text-properties fo:font-size="24pt" fo:font-weight="bold" style:font-size-asian="24pt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weight="bold" style:font-weight-asian="bold"/>
    </style:style>
    <style:style style:name="T4" style:family="text">
      <style:text-properties fo:color="#000080" loext:opacity="100%" fo:font-size="11pt" style:text-underline-style="solid" style:text-underline-width="auto" style:text-underline-color="font-color" style:text-underline-mode="continuous" style:text-overline-mode="continuous" style:text-line-through-mode="continuous" style:font-size-asian="11pt"/>
    </style:style>
    <style:style style:name="T5" style:family="text">
      <style:text-properties fo:font-size="11pt" style:text-underline-style="solid" style:text-underline-width="auto" style:text-underline-color="#000000" style:text-underline-mode="continuous" style:text-overline-mode="continuous" style:text-line-through-mode="continuous" style:font-size-asian="11pt"/>
    </style:style>
    <style:style style:name="T6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7" style:family="text">
      <style:text-properties style:font-name="Calibri" fo:font-size="11pt" style:font-name-asian="Calibri" style:font-size-asian="11pt" style:font-name-complex="Calibri"/>
    </style:style>
    <style:style style:name="T8" style:family="text">
      <style:text-properties officeooo:rsid="0002f182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0pt" fo:font-weight="bold" officeooo:rsid="0002f182" style:font-size-asian="10pt" style:font-weight-asian="bold" style:font-size-complex="10pt"/>
    </style:style>
    <style:style style:name="T11" style:family="text">
      <style:text-properties fo:font-weight="bold" officeooo:rsid="0002f182" style:font-weight-asian="bold"/>
    </style:style>
    <style:style style:name="T12" style:family="text"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T13" style:family="text">
      <style:text-properties style:font-name="Times New Roman" fo:font-size="12pt" style:font-name-asian="Times New Roman" style:font-size-asian="12pt" style:font-name-complex="Times New Roman"/>
    </style:style>
    <style:style style:name="T14" style:family="text">
      <style:text-properties fo:font-weight="normal" style:font-weight-asian="normal"/>
    </style:style>
    <style:style style:name="T15" style:family="text">
      <style:text-properties fo:color="#000080" loext:opacity="100%" fo:font-size="11pt" style:text-underline-style="solid" style:text-underline-width="auto" style:text-underline-color="#000080" fo:font-weight="normal" style:text-underline-mode="continuous" style:text-overline-mode="continuous" style:text-line-through-mode="continuous" style:font-size-asian="11pt" style:font-weight-asian="normal"/>
    </style:style>
    <style:style style:name="T16" style:family="text">
      <style:text-properties fo:color="#000080" loext:opacity="100%" style:font-name="Calibri" fo:font-size="11pt" style:text-underline-style="solid" style:text-underline-width="auto" style:text-underline-color="#000080" fo:font-weight="normal" style:text-underline-mode="continuous" style:text-overline-mode="continuous" style:text-line-through-mode="continuous" style:font-name-asian="Calibri" style:font-size-asian="11pt" style:font-weight-asian="normal" style:font-name-complex="Calibri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margin-left="0.7209in"/>
        </style:list-level-properties>
        <style:text-properties style:font-name="Aria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margin-left="1.2209in"/>
        </style:list-level-properties>
        <style:text-properties style:font-name="Aria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margin-left="1.7209in"/>
        </style:list-level-properties>
        <style:text-properties style:font-name="Aria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margin-left="2.2209in"/>
        </style:list-level-properties>
        <style:text-properties style:font-name="Aria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margin-left="2.7209in"/>
        </style:list-level-properties>
        <style:text-properties style:font-name="Aria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margin-left="3.2209in"/>
        </style:list-level-properties>
        <style:text-properties style:font-name="Aria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margin-left="3.7209in"/>
        </style:list-level-properties>
        <style:text-properties style:font-name="Aria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margin-left="4.2209in"/>
        </style:list-level-properties>
        <style:text-properties style:font-name="Aria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margin-left="4.7209in"/>
        </style:list-level-properties>
        <style:text-properties style:font-name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margin-left="0.5728in"/>
        </style:list-level-properties>
        <style:text-properties style:font-name="Aria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margin-left="0.9063in"/>
        </style:list-level-properties>
        <style:text-properties style:font-name="Aria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margin-left="1.4063in"/>
        </style:list-level-properties>
        <style:text-properties style:font-name="Aria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margin-left="1.9063in"/>
        </style:list-level-properties>
        <style:text-properties style:font-name="Aria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margin-left="2.4063in"/>
        </style:list-level-properties>
        <style:text-properties style:font-name="Aria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margin-left="2.9063in"/>
        </style:list-level-properties>
        <style:text-properties style:font-name="Aria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margin-left="3.4063in"/>
        </style:list-level-properties>
        <style:text-properties style:font-name="Aria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margin-left="3.9063in"/>
        </style:list-level-properties>
        <style:text-properties style:font-name="Aria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margin-left="4.4063in"/>
        </style:list-level-properties>
        <style:text-properties style:font-name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margin-left="0.4244in"/>
        </style:list-level-properties>
        <style:text-properties style:font-name="Aria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margin-left="0.9374in"/>
        </style:list-level-properties>
        <style:text-properties style:font-name="Aria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margin-left="1.4374in"/>
        </style:list-level-properties>
        <style:text-properties style:font-name="Aria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margin-left="1.9374in"/>
        </style:list-level-properties>
        <style:text-properties style:font-name="Aria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margin-left="2.4374in"/>
        </style:list-level-properties>
        <style:text-properties style:font-name="Aria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margin-left="2.9374in"/>
        </style:list-level-properties>
        <style:text-properties style:font-name="Aria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margin-left="3.4374in"/>
        </style:list-level-properties>
        <style:text-properties style:font-name="Aria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margin-left="3.9374in"/>
        </style:list-level-properties>
        <style:text-properties style:font-name="Aria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margin-left="4.4374in"/>
        </style:list-level-properties>
        <style:text-properties style:font-name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margin-left="0.5528in"/>
        </style:list-level-properties>
        <style:text-properties style:font-name="Aria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margin-left="0.9673in"/>
        </style:list-level-properties>
        <style:text-properties style:font-name="Segoe UI 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margin-left="1.4673in"/>
        </style:list-level-properties>
        <style:text-properties style:font-name="Segoe UI 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margin-left="1.9673in"/>
        </style:list-level-properties>
        <style:text-properties style:font-name="Aria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margin-left="2.4673in"/>
        </style:list-level-properties>
        <style:text-properties style:font-name="Segoe UI 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margin-left="2.9673in"/>
        </style:list-level-properties>
        <style:text-properties style:font-name="Segoe UI 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margin-left="3.4673in"/>
        </style:list-level-properties>
        <style:text-properties style:font-name="Aria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margin-left="3.9673in"/>
        </style:list-level-properties>
        <style:text-properties style:font-name="Segoe UI 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margin-left="4.4673in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writing-mode="lr-tb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style:mirror="none" loext:decorative="false" style:run-through="background"/>
    </style:style>
    <style:style style:name="gr3" style:family="graphic">
      <style:graphic-properties draw:stroke="solid" svg:stroke-width="0in" svg:stroke-color="#000000" svg:stroke-opacity="100%" draw:stroke-linejoin="round" svg:stroke-linecap="butt" draw:fill="none" fo:min-height="0in" fo:min-width="0in" fo:padding-top="-0.0071in" fo:padding-bottom="-0.0071in" fo:padding-left="-0.0071in" fo:padding-right="-0.0071in" loext:decorative="false" style:run-through="background"/>
    </style:style>
    <style:style style:name="gr4" style:family="graphic">
      <style:graphic-properties style:writing-mode="lr-tb" loext:decorative="false" style:run-through="background" style:wrap="none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Sai Vanapalli</text:span></text:span></text:p>
      <text:p text:style-name="P2"><text:span text:style-name="Default_20_Paragraph_20_Font"><text:span text:style-name="T2">AWS AND DEVOPS ENGINEER</text:span></text:span></text:p>
      <text:p text:style-name="P3"><text:span text:style-name="Default_20_Paragraph_20_Font"><text:span text:style-name="T3">6302944397 | saivanapalli29@gmail.com</text:span></text:span></text:p>
      <text:p text:style-name="P4"><text:span text:style-name="Default_20_Paragraph_20_Font"><text:span text:style-name="T3">Linkedin:</text:span></text:span><text:a xlink:type="simple" xlink:href="https://www.linkn.com/in/sai-vanapalli-592547268/" office:target-frame-name="_top" xlink:show="replace" text:style-name="Internet_20_link" text:visited-style-name="Visited_20_Internet_20_Link"><text:span text:style-name="Default_20_Paragraph_20_Font"><text:span text:style-name="T3"> </text:span></text:span><text:span text:style-name="Default_20_Paragraph_20_Font"><text:span text:style-name="T4"><text:s/></text:span></text:span><text:span text:style-name="Default_20_Paragraph_20_Font"><text:span text:style-name="T4">https://www.linkn.com/in/sai-vanapalli-592547268</text:span></text:span><text:span text:style-name="Default_20_Paragraph_20_Font"><text:span text:style-name="T4"> </text:span></text:span><text:span text:style-name="Default_20_Paragraph_20_Font"><text:span text:style-name="T4">/</text:span></text:span><text:span text:style-name="Default_20_Paragraph_20_Font"><text:span text:style-name="T5"> </text:span></text:span></text:a><text:span text:style-name="Default_20_Paragraph_20_Font"><text:span text:style-name="T6"><text:s/></text:span></text:span><text:span text:style-name="Default_20_Paragraph_20_Font"><text:span text:style-name="T3">GITHUB:</text:span></text:span><text:a xlink:type="simple" xlink:href="https://github.com/saivanapalli29" office:target-frame-name="_top" xlink:show="replace" text:style-name="Internet_20_link" text:visited-style-name="Visited_20_Internet_20_Link"><text:span text:style-name="Default_20_Paragraph_20_Font"><text:span text:style-name="T3"> </text:span></text:span><text:span text:style-name="Default_20_Paragraph_20_Font"><text:span text:style-name="T4"><text:s/></text:span></text:span><text:span text:style-name="Default_20_Paragraph_20_Font"><text:span text:style-name="T4">https://github.com/saivanapalli29</text:span></text:span><text:span text:style-name="Default_20_Paragraph_20_Font"><text:span text:style-name="T4"> </text:span></text:span><text:span text:style-name="Default_20_Paragraph_20_Font"><text:span text:style-name="T5"><text:s/></text:span></text:span></text:a><text:span text:style-name="Default_20_Paragraph_20_Font"><text:span text:style-name="T6"><text:s/></text:span></text:span></text:p>
      <text:h text:style-name="P5" text:outline-level="1">SUMMARY</text:h>
      <text:p text:style-name="P6"><text:span text:style-name="Default_20_Paragraph_20_Font"><text:span text:style-name="T7"><draw:g text:anchor-type="as-char" draw:z-index="0" draw:name="Group 5132" draw:style-name="gr1"><draw:frame draw:name="Picture 10" draw:style-name="gr2" draw:text-style-name="P7" svg:width="6.528in" svg:height="0.0421in" svg:x="0in" svg:y="0in"><draw:image xlink:href="Pictures/10000000000005BD0000000A8F71678A.jpg" xlink:type="simple" xlink:show="embed" xlink:actuate="onLoad" draw:mime-type="image/jpeg"><text:p/></draw:image></draw:frame><draw:custom-shape draw:name="Shape 11" draw:style-name="gr3" draw:text-style-name="P7" svg:width="6.528in" svg:height="0.0421in" svg:x="0in" svg:y="0.0008in"><text:p/><draw:enhanced-geometry svg:viewBox="0 0 5969000 38100" draw:text-areas="?f8 ?f10 ?f9 ?f11" draw:type="non-primitive" draw:enhanced-path="M 0 0 L 5969000 0 5969000 38100 0 38100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69000"/><draw:equation draw:name="f7" draw:formula="?f4 / 38100"/><draw:equation draw:name="f8" draw:formula="0 / ?f6"/><draw:equation draw:name="f9" draw:formula="5969000 / ?f6"/><draw:equation draw:name="f10" draw:formula="0 / ?f7"/><draw:equation draw:name="f11" draw:formula="38100 / ?f7"/></draw:enhanced-geometry></draw:custom-shape></draw:g></text:span></text:span></text:p>
      <text:p text:style-name="P8">Driven and detail-oriented AWS and DevOps Engineer with <text:s/><text:span text:style-name="T8">one year</text:span> of hands-on experience in managing, deploying, and automating cloud-based applications. Expertise in AWS cloud infrastructure, DevOps tools, and CI/CD pipelines. Currently <text:span text:style-name="T8">working as DevOps engineer</text:span> at Ninesoftech.</text:p>
      <text:list text:style-name="L1">
        <text:list-item>
          <text:p text:style-name="P9">Experienced with AWS Cloud platform and its features, which includes EC2, IAM, S3, VPC, Cloud Watch, Cloud Trail, SQS, SNS, Rds, amplify, apprunner, ecs, ecr, r53, apigateway, lambda</text:p>
        </text:list-item>
        <text:list-item>
          <text:p text:style-name="P10">Experience in working with version control systems like GIT and used source code management tools like GitHub. Creating GitHub Repo’s and giving access to GitHub Repo’s.</text:p>
        </text:list-item>
        <text:list-item>
          <text:p text:style-name="P9">Good Experience on AWS IAM Service to provide access to different users.</text:p>
        </text:list-item>
      </text:list>
      <text:p text:style-name="P11">Working on IAAS Platform on AWS, Kubernetes, CI/CD experience and Amazon web services like EC2, S3, RDS, IAM, Cloud Storage and budget forecasting.</text:p>
      <text:list text:continue-numbering="true" text:style-name="L1">
        <text:list-item>
          <text:p text:style-name="P9">Configuring Jenkins job with related Plugins for Building, Testing and Continuous Deployment to accomplish the complete CI/CD.</text:p>
        </text:list-item>
        <text:list-item>
          <text:p text:style-name="P12"><draw:g text:anchor-type="paragraph" draw:z-index="1" draw:name="Group 5133" draw:style-name="gr4"><draw:frame draw:name="Picture 5472" draw:style-name="gr2" draw:text-style-name="P7" svg:width="0.0268in" svg:height="0.0268in" svg:x="0in" svg:y="0in"><draw:image xlink:href="Pictures/1000000000000008000000080A0B8E4D.jpg" xlink:type="simple" xlink:show="embed" xlink:actuate="onLoad" draw:mime-type="image/jpeg"><text:p/></draw:image></draw:frame><draw:custom-shape draw:name="Shape 14" draw:style-name="gr3" draw:text-style-name="P7" svg:width="0.028in" svg:height="0.028in" svg:x="0in" svg:y="0in"><text:p/><draw:enhanced-geometry svg:viewBox="0 0 25400 25400" draw:text-areas="?f8 ?f10 ?f9 ?f11" draw:type="non-primitive" draw:enhanced-path="M 25400 0 L 25400 25400 0 254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400"/><draw:equation draw:name="f7" draw:formula="?f4 / 25400"/><draw:equation draw:name="f8" draw:formula="0 / ?f6"/><draw:equation draw:name="f9" draw:formula="25400 / ?f6"/><draw:equation draw:name="f10" draw:formula="0 / ?f7"/><draw:equation draw:name="f11" draw:formula="25400 / ?f7"/></draw:enhanced-geometry></draw:custom-shape></draw:g>Extensive Good experience with Continuous Integration Jenkins Tool.</text:p>
        </text:list-item>
        <text:list-item>
          <text:p text:style-name="P9">Good experience on Docker Containerization Tool. Creating Docker Images and Pushing those images to Docker hub. Creating containers using those images.</text:p>
        </text:list-item>
        <text:list-item>
          <text:p text:style-name="P13">Automated the cloud deployments using Ansible.</text:p>
        </text:list-item>
      </text:list>
      <text:h text:style-name="P5" text:outline-level="1">TECHNICAL PROFICIENCY</text:h>
      <text:p text:style-name="P14"><text:span text:style-name="Default_20_Paragraph_20_Font"><text:span text:style-name="T7"><draw:g text:anchor-type="as-char" draw:z-index="2" draw:name="Group 5131" draw:style-name="gr1"><draw:frame draw:name="Picture 7" draw:style-name="gr2" draw:text-style-name="P7" svg:width="6.528in" svg:height="0.0421in" svg:x="0in" svg:y="0in"><draw:image xlink:href="Pictures/10000000000005BD0000000A8F71678A.jpg" xlink:type="simple" xlink:show="embed" xlink:actuate="onLoad" draw:mime-type="image/jpeg"><text:p/></draw:image></draw:frame><draw:custom-shape draw:name="Shape 8" draw:style-name="gr3" draw:text-style-name="P7" svg:width="6.528in" svg:height="0.0421in" svg:x="0in" svg:y="0.0008in"><text:p/><draw:enhanced-geometry svg:viewBox="0 0 5969000 38100" draw:text-areas="?f8 ?f10 ?f9 ?f11" draw:type="non-primitive" draw:enhanced-path="M 0 0 L 5969000 0 5969000 38100 0 38100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69000"/><draw:equation draw:name="f7" draw:formula="?f4 / 38100"/><draw:equation draw:name="f8" draw:formula="0 / ?f6"/><draw:equation draw:name="f9" draw:formula="5969000 / ?f6"/><draw:equation draw:name="f10" draw:formula="0 / ?f7"/><draw:equation draw:name="f11" draw:formula="38100 / ?f7"/></draw:enhanced-geometry></draw:custom-shape></draw:g></text:span></text:span></text:p>
      <text:list text:style-name="L2">
        <text:list-item>
          <text:p text:style-name="P15">Cloud Technologies: AWS </text:p>
        </text:list-item>
        <text:list-item>
          <text:p text:style-name="P15">Version control: Git, GitHub</text:p>
        </text:list-item>
        <text:list-item>
          <text:p text:style-name="P15">Cicd: Github Actions, Jenkins</text:p>
        </text:list-item>
        <text:list-item>
          <text:p text:style-name="P15">Containerization: Docker, Kubernetes</text:p>
        </text:list-item>
        <text:list-item>
          <text:p text:style-name="P15">Database Technologies: MySQL</text:p>
        </text:list-item>
        <text:list-item>
          <text:p text:style-name="P15">Scripting and Automation: Basic of Python and Bash</text:p>
        </text:list-item>
        <text:list-item>
          <text:p text:style-name="P15">Configuration Mgmt. tool: Ansible</text:p>
        </text:list-item>
        <text:list-item>
          <text:p text:style-name="P15">Operating System: Linux, Windows</text:p>
        </text:list-item>
        <text:list-item>
          <text:p text:style-name="P15">Agile Methodologies: Scrum, CI/CD (Jenkins)</text:p>
        </text:list-item>
        <text:list-item>
          <text:p text:style-name="P16">Front-end technologies: Basic of HTML and CSS,Bootstrap,java scripy.</text:p>
        </text:list-item>
        <text:list-item>
          <text:p text:style-name="P17">Tools &amp; Platforms: Jira, Visual Studio Code, Eclipse, Grafana, Prometheus,Sonar Qube.</text:p>
        </text:list-item>
        <text:list-item>
          <text:p text:style-name="P18"><text:soft-page-break/>Cicd: Jenkins,Github Actions.</text:p>
        </text:list-item>
        <text:list-item>
          <text:p text:style-name="P15">Build tool: Maven.</text:p>
        </text:list-item>
      </text:list>
      <text:p text:style-name="P19"><text:span text:style-name="Default_20_Paragraph_20_Font"><text:span text:style-name="T7"><text:tab/></text:span></text:span><text:span text:style-name="Default_20_Paragraph_20_Font"><text:span text:style-name="T9">EXPERIENCE<text:tab/></text:span></text:span><text:span text:style-name="Default_20_Paragraph_20_Font"><text:span text:style-name="T10">january </text:span></text:span><text:span text:style-name="Default_20_Paragraph_20_Font"><text:span text:style-name="T3">2024 – Present</text:span></text:span></text:p>
      <text:p text:style-name="P20"><text:span text:style-name="Default_20_Paragraph_20_Font"><text:span text:style-name="T7"><draw:g text:anchor-type="as-char" draw:z-index="3" draw:name="Group 5000" draw:style-name="gr1"><draw:frame draw:name="Picture 466" draw:style-name="gr2" draw:text-style-name="P7" svg:width="6.6752in" svg:height="0.0476in" svg:x="0in" svg:y="0in"><draw:image xlink:href="Pictures/10000000000005BD0000000A8F71678A.jpg" xlink:type="simple" xlink:show="embed" xlink:actuate="onLoad" draw:mime-type="image/jpeg"><text:p/></draw:image></draw:frame><draw:custom-shape draw:name="Shape 467" draw:style-name="gr3" draw:text-style-name="P7" svg:width="6.6752in" svg:height="0.0476in" svg:x="0in" svg:y="0.0008in"><text:p/><draw:enhanced-geometry svg:viewBox="0 0 6104255 43180" draw:text-areas="?f8 ?f10 ?f9 ?f11" draw:type="non-primitive" draw:enhanced-path="M 0 0 L 6104255 0 6104255 43180 0 43180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104255"/><draw:equation draw:name="f7" draw:formula="?f4 / 43180"/><draw:equation draw:name="f8" draw:formula="0 / ?f6"/><draw:equation draw:name="f9" draw:formula="6104255 / ?f6"/><draw:equation draw:name="f10" draw:formula="0 / ?f7"/><draw:equation draw:name="f11" draw:formula="43180 / ?f7"/></draw:enhanced-geometry></draw:custom-shape></draw:g></text:span></text:span></text:p>
      <text:p text:style-name="P21"><text:span text:style-name="Default_20_Paragraph_20_Font"><text:span text:style-name="T3">Ninesoftech | DevOps </text:span></text:span><text:span text:style-name="Default_20_Paragraph_20_Font"><text:span text:style-name="T11">engineer</text:span></text:span></text:p>
      <text:list text:continue-numbering="true" text:style-name="L2">
        <text:list-item>
          <text:p text:style-name="P22">Assisting in automating cloud deployments using AWS services like EC2, S3, IAM, and</text:p>
        </text:list-item>
        <text:list-item>
          <text:p text:style-name="P23">CloudWatch.</text:p>
        </text:list-item>
        <text:list-item>
          <text:p text:style-name="P24">Create <text:s/>and attach RDS Databases to applications. (postgres,mysql)</text:p>
        </text:list-item>
        <text:list-item>
          <text:p text:style-name="P25">Creating and managing users, groups and roles and assigning roles to the EC2 instances with identity and management system.</text:p>
        </text:list-item>
        <text:list-item>
          <text:p text:style-name="P15">Created new resources in the test environments when needed using terraform.</text:p>
        </text:list-item>
        <text:list-item>
          <text:p text:style-name="P15">Build infrastructure for quick deployment, running, and scaling of software in the cloud.</text:p>
        </text:list-item>
        <text:list-item>
          <text:p text:style-name="P15">Responsible for installing Jenkins master and slave nodes.</text:p>
        </text:list-item>
        <text:list-item>
          <text:p text:style-name="P26">Configured Git with Jenkins and schedule jobs using POLL SCM option and also providing EMAIL notification option whenever jobs are created/ted.</text:p>
        </text:list-item>
        <text:list-item>
          <text:p text:style-name="P15"><draw:g text:anchor-type="paragraph" draw:z-index="4" draw:name="Group 4999" draw:style-name="gr4"><draw:frame draw:name="Picture 5473" draw:style-name="gr2" draw:text-style-name="P7" svg:width="0.0268in" svg:height="0.0268in" svg:x="0in" svg:y="0in"><draw:image xlink:href="Pictures/1000000000000008000000080A0B8E4D.jpg" xlink:type="simple" xlink:show="embed" xlink:actuate="onLoad" draw:mime-type="image/jpeg"><text:p/></draw:image></draw:frame><draw:custom-shape draw:name="Shape 464" draw:style-name="gr3" draw:text-style-name="P7" svg:width="0.028in" svg:height="0.028in" svg:x="0in" svg:y="0in"><text:p/><draw:enhanced-geometry svg:viewBox="0 0 25400 25400" draw:text-areas="?f8 ?f10 ?f9 ?f11" draw:type="non-primitive" draw:enhanced-path="M 25400 0 L 25400 25400 0 2540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5400"/><draw:equation draw:name="f7" draw:formula="?f4 / 25400"/><draw:equation draw:name="f8" draw:formula="0 / ?f6"/><draw:equation draw:name="f9" draw:formula="25400 / ?f6"/><draw:equation draw:name="f10" draw:formula="0 / ?f7"/><draw:equation draw:name="f11" draw:formula="25400 / ?f7"/></draw:enhanced-geometry></draw:custom-shape></draw:g>Experienced in Web Server Like Apache Tomcat Server.</text:p>
        </text:list-item>
        <text:list-item>
          <text:p text:style-name="P15">Hands on experience with build tools like Maven.</text:p>
        </text:list-item>
        <text:list-item>
          <text:p text:style-name="P27">Used Ansible as configuration management tool to deploy consistent infrastructure code across multiple environments Involved in setting up builds using Ansible as a configuration management tool.</text:p>
        </text:list-item>
        <text:list-item>
          <text:p text:style-name="P28">Writing and maintaining Docker file for creating various micro services images &amp; Container creation using Docker and stored them in Docker Hub Registry.</text:p>
        </text:list-item>
        <text:list-item>
          <text:p text:style-name="P27">Building Docker file and Docker compose files for maintain the environment in containerizing the applications.</text:p>
        </text:list-item>
        <text:list-item>
          <text:p text:style-name="P15">Experience creating custom Docker images using Docker file.</text:p>
        </text:list-item>
        <text:list-item>
          <text:p text:style-name="P29">Worked on Docker-Swarm created manager node and connected them with worker nodes also created services, networks.</text:p>
        </text:list-item>
        <text:list-item>
          <text:p text:style-name="P25">Hands-on experience using K8s to manage and orchestrate containerized applications, including scaling, rolling updates, and self-healing with pods, services, deployments, replica Sets, Config maps, secrets, volumes, persistent volume claims, ingress, namespaces.</text:p>
        </text:list-item>
        <text:list-item>
          <text:p text:style-name="P30">Developed DevOps workflows, CI/CD pipelines, and test automation. Operational activities:</text:p>
        </text:list-item>
      </text:list>
      <text:p text:style-name="P31">deployments, monitoring, reporting, and patching.</text:p>
      <text:list text:continue-numbering="true" text:style-name="L2">
        <text:list-item>
          <text:p text:style-name="P15">Complete documentation and procedures for installation and maintenance.</text:p>
        </text:list-item>
        <text:list-item>
          <text:p text:style-name="P32">Proficient in Linux system administration, including shell scripting, server management, and troubleshooting.</text:p>
        </text:list-item>
      </text:list>
      <text:p text:style-name="P33"><text:span text:style-name="Default_20_Paragraph_20_Font"><text:span text:style-name="T7"><draw:g text:anchor-type="as-char" draw:z-index="5" draw:name="Group 4998" draw:style-name="gr1"><draw:frame draw:name="Picture 460" draw:style-name="gr2" draw:text-style-name="P7" svg:width="6.528in" svg:height="0.0421in" svg:x="0in" svg:y="0in"><draw:image xlink:href="Pictures/10000000000005BD0000000A8F71678A.jpg" xlink:type="simple" xlink:show="embed" xlink:actuate="onLoad" draw:mime-type="image/jpeg"><text:p/></draw:image></draw:frame><draw:custom-shape draw:name="Shape 461" draw:style-name="gr3" draw:text-style-name="P7" svg:width="6.528in" svg:height="0.0421in" svg:x="0in" svg:y="0.0008in"><text:p/><draw:enhanced-geometry svg:viewBox="0 0 5969000 38100" draw:text-areas="?f8 ?f10 ?f9 ?f11" draw:type="non-primitive" draw:enhanced-path="M 0 0 L 5969000 0 5969000 38100 0 38100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69000"/><draw:equation draw:name="f7" draw:formula="?f4 / 38100"/><draw:equation draw:name="f8" draw:formula="0 / ?f6"/><draw:equation draw:name="f9" draw:formula="5969000 / ?f6"/><draw:equation draw:name="f10" draw:formula="0 / ?f7"/><draw:equation draw:name="f11" draw:formula="38100 / ?f7"/></draw:enhanced-geometry></draw:custom-shape></draw:g></text:span></text:span></text:p>
      <text:h text:style-name="P5" text:outline-level="1">PROJECT WORKS</text:h>
      <text:p text:style-name="P34"><text:span text:style-name="Default_20_Paragraph_20_Font"><text:span text:style-name="T7"><draw:g text:anchor-type="as-char" draw:z-index="6" draw:name="Group 4881" draw:style-name="gr1"><draw:frame draw:name="Picture 914" draw:style-name="gr2" draw:text-style-name="P7" svg:width="6.528in" svg:height="0.0421in" svg:x="0in" svg:y="0in"><draw:image xlink:href="Pictures/10000000000005BD0000000A8F71678A.jpg" xlink:type="simple" xlink:show="embed" xlink:actuate="onLoad" draw:mime-type="image/jpeg"><text:p/></draw:image></draw:frame><draw:custom-shape draw:name="Shape 915" draw:style-name="gr3" draw:text-style-name="P7" svg:width="6.528in" svg:height="0.0421in" svg:x="0in" svg:y="0.0008in"><text:p/><draw:enhanced-geometry svg:viewBox="0 0 5969000 38100" draw:text-areas="?f8 ?f10 ?f9 ?f11" draw:type="non-primitive" draw:enhanced-path="M 0 0 L 5969000 0 5969000 38100 0 38100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69000"/><draw:equation draw:name="f7" draw:formula="?f4 / 38100"/><draw:equation draw:name="f8" draw:formula="0 / ?f6"/><draw:equation draw:name="f9" draw:formula="5969000 / ?f6"/><draw:equation draw:name="f10" draw:formula="0 / ?f7"/><draw:equation draw:name="f11" draw:formula="38100 / ?f7"/></draw:enhanced-geometry></draw:custom-shape></draw:g></text:span></text:span></text:p>
      <text:p text:style-name="P35"><text:soft-page-break/><text:span text:style-name="Default_20_Paragraph_20_Font"><text:span text:style-name="T12">Technologies Used: </text:span></text:span><text:span text:style-name="Default_20_Paragraph_20_Font"><text:span text:style-name="T13">AWS, Git, Jenkins, Docker, Ansible, Kubernetes, Prometheus, Grafana, Sonar Qube,Maven.</text:span></text:span></text:p>
      <text:p text:style-name="P36"><text:span text:style-name="Default_20_Paragraph_20_Font"><text:span text:style-name="T12">DevOps Projects:</text:span></text:span></text:p>
      <text:h text:style-name="P37" text:outline-level="1">Taoshi Dashboard Project <text:s/><text:span text:style-name="Default_20_Paragraph_20_Font"><text:span text:style-name="T14"><text:s text:c="2"/>Link: </text:span></text:span><text:a xlink:type="simple" xlink:href="https://taoshidashboard.com/" office:target-frame-name="_top" xlink:show="replace" text:style-name="Internet_20_link" text:visited-style-name="Visited_20_Internet_20_Link"><text:span text:style-name="Default_20_Paragraph_20_Font"><text:span text:style-name="T15">taoshidashboard.com</text:span></text:span></text:a></text:h>
      <text:list text:style-name="L3">
        <text:list-item>
          <text:p text:style-name="P38">Deployed and managed a cryptocurrency trading/mining project, integrating performance tracking for BTC and ETH positions, orders, and ROI analysis.</text:p>
        </text:list-item>
        <text:list-item>
          <text:p text:style-name="P39">Implemented CI/CD pipeline using Git (version control), Git hub Actions (cicd), Docker (containerization), ECR (Container registry), AWS App runner (Deploy backend), AWS Amplify (Frontend).</text:p>
        </text:list-item>
      </text:list>
      <text:h text:style-name="P40" text:outline-level="1">Vihari Cabs Project <text:s text:c="6"/>Link: <text:a xlink:type="simple" xlink:href="https://master.d3is3w606yuw0w.amplifyapp.com/" office:target-frame-name="_top" xlink:show="replace" text:style-name="Internet_20_link" text:visited-style-name="Visited_20_Internet_20_Link"><text:span text:style-name="Default_20_Paragraph_20_Font"><text:span text:style-name="T16">viharicabs.com</text:span></text:span></text:a></text:h>
      <text:list text:style-name="L4">
        <text:list-item>
          <text:p text:style-name="P41">Successfully deployed a web application for Vihari Cabs, offering streamlined booking solutions for one-way and round-trip journeys, featuring popular destinations, 24/7 road assistance, and luxury travel options. Enhanced user experience with features like free pickup/drop-off services, cost-effective pricing, and a curated selection of premium vehicles.</text:p>
        </text:list-item>
        <text:list-item>
          <text:p text:style-name="P42">Deployed this travel booking platform using Git, Jenkins, Docker, EC2, and Docker Swarm for CI/CD, scalability, and container orchestration.</text:p>
        </text:list-item>
      </text:list>
      <text:h text:style-name="P5" text:outline-level="1">EDUCATION</text:h>
      <text:p text:style-name="P43"><text:span text:style-name="Default_20_Paragraph_20_Font"><text:span text:style-name="T7"><draw:g text:anchor-type="as-char" draw:z-index="7" draw:name="Group 4880" draw:style-name="gr1"><draw:frame draw:name="Picture 911" draw:style-name="gr2" draw:text-style-name="P7" svg:width="6.528in" svg:height="0.0421in" svg:x="0in" svg:y="0in"><draw:image xlink:href="Pictures/10000000000005BD0000000A8F71678A.jpg" xlink:type="simple" xlink:show="embed" xlink:actuate="onLoad" draw:mime-type="image/jpeg"><text:p/></draw:image></draw:frame><draw:custom-shape draw:name="Shape 912" draw:style-name="gr3" draw:text-style-name="P7" svg:width="6.528in" svg:height="0.0421in" svg:x="0in" svg:y="0.0008in"><text:p/><draw:enhanced-geometry svg:viewBox="0 0 5969000 38100" draw:text-areas="?f8 ?f10 ?f9 ?f11" draw:type="non-primitive" draw:enhanced-path="M 0 0 L 5969000 0 5969000 38100 0 38100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969000"/><draw:equation draw:name="f7" draw:formula="?f4 / 38100"/><draw:equation draw:name="f8" draw:formula="0 / ?f6"/><draw:equation draw:name="f9" draw:formula="5969000 / ?f6"/><draw:equation draw:name="f10" draw:formula="0 / ?f7"/><draw:equation draw:name="f11" draw:formula="38100 / ?f7"/></draw:enhanced-geometry></draw:custom-shape></draw:g></text:span></text:span></text:p>
      <text:p text:style-name="P44"><text:span text:style-name="Default_20_Paragraph_20_Font"><text:span text:style-name="T3">DNR College Bhimavaram<text:tab/>2018-2021</text:span></text:span></text:p>
      <text:p text:style-name="Normal">B.Sc - MPC | CGPA-6.2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Segoe UI Symbol" svg:font-family="'Segoe UI Symbol'" style:font-family-generic="roman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071in" fo:margin-top="0in" fo:margin-bottom="0in" style:contextual-spacing="false" fo:keep-together="always" fo:hyphenation-ladder-count="no-limit" fo:hyphenation-keep="auto" loext:hyphenation-keep-type="column" fo:text-indent="-0.0071in" style:auto-text-indent="false" fo:keep-with-next="always">
        <style:tab-stops/>
      </style:paragraph-properties>
      <style:text-properties fo:color="#000000" loext:opacity="100%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left="0.0165in" fo:margin-top="0in" fo:margin-bottom="0.0335in" style:contextual-spacing="false" fo:line-height="108%" fo:text-align="justify" style:justify-single-word="false" fo:hyphenation-ladder-count="no-limit" fo:hyphenation-keep="auto" loext:hyphenation-keep-type="column" fo:text-indent="-0.0071in" style:auto-text-indent="false">
        <style:tab-stops/>
      </style:paragraph-properties>
      <style:text-properties fo:color="#000000" loext:opacity="100%" style:font-name="Arial" fo:font-family="Arial" style:font-family-generic="swiss" style:font-pitch="variable" fo:font-size="10pt" style:font-name-asian="Arial" style:font-family-asian="Arial" style:font-family-generic-asian="swiss" style:font-pitch-asian="variable" style:font-size-asian="10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loext:opacity="100%"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.0047in" fo:margin-bottom="1.55in" fo:margin-left="0.9917in" fo:margin-right="0.8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e14c9fdd1f585efcbb2c5363087a99d20928d522</meta:generator>
    <dc:title/>
    <dc:subject/>
    <meta:initial-creator>doc2pdf</meta:initial-creator>
    <meta:creation-date>2025-01-03T13:56:00Z</meta:creation-date>
    <dc:date>2025-01-03T19:37:12.298057137</dc:date>
    <meta:editing-cycles>3</meta:editing-cycles>
    <meta:editing-duration>PT9M42S</meta:editing-duration>
    <meta:document-statistic meta:table-count="0" meta:image-count="0" meta:object-count="0" meta:page-count="3" meta:paragraph-count="68" meta:word-count="716" meta:character-count="5144" meta:non-whitespace-character-count="4513"/>
    <meta:template xlink:type="simple" xlink:actuate="onRequest" xlink:title="" xlink:href="Normal"/>
  </office:meta>
</office:document-meta>
</file>